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8f90" officeooo:paragraph-rsid="0015c0ea"/>
    </style:style>
    <style:style style:name="P2" style:family="paragraph" style:parent-style-name="Standard">
      <style:text-properties officeooo:rsid="0024b905" officeooo:paragraph-rsid="0024b905"/>
    </style:style>
    <style:style style:name="P3" style:family="paragraph" style:parent-style-name="Standard">
      <style:text-properties officeooo:rsid="00390859" officeooo:paragraph-rsid="00390859"/>
    </style:style>
    <style:style style:name="P4" style:family="paragraph" style:parent-style-name="Standard">
      <style:text-properties officeooo:rsid="00390859" officeooo:paragraph-rsid="0077b093"/>
    </style:style>
    <style:style style:name="P5" style:family="paragraph" style:parent-style-name="Standard">
      <style:text-properties officeooo:rsid="004d0de1" officeooo:paragraph-rsid="004d0de1"/>
    </style:style>
    <style:style style:name="P6" style:family="paragraph" style:parent-style-name="Standard">
      <style:text-properties officeooo:rsid="004d0de1" officeooo:paragraph-rsid="00704898"/>
    </style:style>
    <style:style style:name="P7" style:family="paragraph" style:parent-style-name="Standard">
      <style:text-properties officeooo:rsid="004e4637" officeooo:paragraph-rsid="004e4637"/>
    </style:style>
    <style:style style:name="P8" style:family="paragraph" style:parent-style-name="Standard">
      <style:text-properties style:text-underline-style="none" officeooo:rsid="004d0de1" officeooo:paragraph-rsid="004d0de1"/>
    </style:style>
    <style:style style:name="P9" style:family="paragraph" style:parent-style-name="Standard">
      <style:text-properties style:text-underline-style="none" officeooo:rsid="00390859" officeooo:paragraph-rsid="00788e93"/>
    </style:style>
    <style:style style:name="P10" style:family="paragraph" style:parent-style-name="Standard">
      <style:text-properties officeooo:rsid="0077b093" officeooo:paragraph-rsid="0077b093"/>
    </style:style>
    <style:style style:name="P11" style:family="paragraph" style:parent-style-name="Standard">
      <style:text-properties officeooo:rsid="0077b093" officeooo:paragraph-rsid="00788e93"/>
    </style:style>
    <style:style style:name="P12" style:family="paragraph" style:parent-style-name="Standard">
      <style:text-properties officeooo:rsid="00788e93" officeooo:paragraph-rsid="00788e93"/>
    </style:style>
    <style:style style:name="P13" style:family="paragraph" style:parent-style-name="Standard">
      <style:text-properties officeooo:rsid="007d381b" officeooo:paragraph-rsid="007d381b"/>
    </style:style>
    <style:style style:name="P14" style:family="paragraph" style:parent-style-name="Standard">
      <style:text-properties officeooo:rsid="007dc0af" officeooo:paragraph-rsid="007dc0af"/>
    </style:style>
    <style:style style:name="P15" style:family="paragraph" style:parent-style-name="Standard">
      <style:text-properties officeooo:rsid="007f297d" officeooo:paragraph-rsid="007f297d"/>
    </style:style>
    <style:style style:name="P16" style:family="paragraph" style:parent-style-name="Standard">
      <style:text-properties officeooo:rsid="007f297d" officeooo:paragraph-rsid="00a16a90"/>
    </style:style>
    <style:style style:name="P17" style:family="paragraph" style:parent-style-name="Standard">
      <style:text-properties officeooo:rsid="0080b502" officeooo:paragraph-rsid="0080b502"/>
    </style:style>
    <style:style style:name="P18" style:family="paragraph" style:parent-style-name="Standard">
      <style:text-properties officeooo:rsid="0082120d" officeooo:paragraph-rsid="0082120d"/>
    </style:style>
    <style:style style:name="P19" style:family="paragraph" style:parent-style-name="Standard">
      <style:text-properties officeooo:rsid="008984b1" officeooo:paragraph-rsid="008984b1"/>
    </style:style>
    <style:style style:name="P20" style:family="paragraph" style:parent-style-name="Standard">
      <style:text-properties officeooo:rsid="008a2cda" officeooo:paragraph-rsid="008a2cda"/>
    </style:style>
    <style:style style:name="P21" style:family="paragraph" style:parent-style-name="Standard">
      <style:text-properties officeooo:rsid="00908360" officeooo:paragraph-rsid="00908360"/>
    </style:style>
    <style:style style:name="P22" style:family="paragraph" style:parent-style-name="Standard">
      <style:text-properties officeooo:rsid="0095b2ed" officeooo:paragraph-rsid="0095b2ed"/>
    </style:style>
    <style:style style:name="P23" style:family="paragraph" style:parent-style-name="Standard">
      <style:text-properties officeooo:rsid="009783e0" officeooo:paragraph-rsid="009783e0"/>
    </style:style>
    <style:style style:name="P24" style:family="paragraph" style:parent-style-name="Standard">
      <style:text-properties officeooo:rsid="009a686b" officeooo:paragraph-rsid="009a686b"/>
    </style:style>
    <style:style style:name="P25" style:family="paragraph" style:parent-style-name="Standard">
      <style:text-properties officeooo:rsid="009cf596" officeooo:paragraph-rsid="009cf596"/>
    </style:style>
    <style:style style:name="P26" style:family="paragraph" style:parent-style-name="Standard">
      <style:text-properties officeooo:rsid="009d5ab0" officeooo:paragraph-rsid="009d5ab0"/>
    </style:style>
    <style:style style:name="P27" style:family="paragraph" style:parent-style-name="Standard">
      <style:text-properties officeooo:rsid="00a50bd5" officeooo:paragraph-rsid="00a50bd5"/>
    </style:style>
    <style:style style:name="P28" style:family="paragraph" style:parent-style-name="Standard">
      <style:text-properties officeooo:rsid="00a605e7" officeooo:paragraph-rsid="00a605e7"/>
    </style:style>
    <style:style style:name="P29" style:family="paragraph" style:parent-style-name="Standard">
      <style:text-properties officeooo:rsid="00a81053" officeooo:paragraph-rsid="00a81053"/>
    </style:style>
    <style:style style:name="P30" style:family="paragraph" style:parent-style-name="Standard">
      <style:text-properties officeooo:rsid="00a81b8d" officeooo:paragraph-rsid="00a81b8d"/>
    </style:style>
    <style:style style:name="P31" style:family="paragraph" style:parent-style-name="Standard">
      <style:text-properties officeooo:rsid="00a85ba5" officeooo:paragraph-rsid="00a85ba5"/>
    </style:style>
    <style:style style:name="P32" style:family="paragraph" style:parent-style-name="Standard">
      <style:text-properties officeooo:rsid="00a9d0d1" officeooo:paragraph-rsid="00a9d0d1"/>
    </style:style>
    <style:style style:name="P33" style:family="paragraph" style:parent-style-name="Standard">
      <style:text-properties officeooo:rsid="00a9da5f" officeooo:paragraph-rsid="00a9da5f"/>
    </style:style>
    <style:style style:name="P34" style:family="paragraph" style:parent-style-name="Standard">
      <style:text-properties officeooo:rsid="00ac2545" officeooo:paragraph-rsid="00ac2545"/>
    </style:style>
    <style:style style:name="P35" style:family="paragraph" style:parent-style-name="Standard">
      <style:text-properties fo:language="hr" fo:country="HR" officeooo:rsid="00aebde7" officeooo:paragraph-rsid="00adef15"/>
    </style:style>
    <style:style style:name="P36" style:family="paragraph" style:parent-style-name="Standard">
      <style:text-properties officeooo:rsid="00b0a8c7" officeooo:paragraph-rsid="00b0a8c7"/>
    </style:style>
    <style:style style:name="P37" style:family="paragraph" style:parent-style-name="Standard">
      <style:text-properties officeooo:rsid="00b131f7" officeooo:paragraph-rsid="00b131f7"/>
    </style:style>
    <style:style style:name="P38" style:family="paragraph" style:parent-style-name="Standard">
      <style:text-properties officeooo:rsid="00b131f7" officeooo:paragraph-rsid="00b3e6c6"/>
    </style:style>
    <style:style style:name="P39" style:family="paragraph" style:parent-style-name="Standard">
      <style:text-properties fo:language="hr" fo:country="HR" officeooo:rsid="00aebde7" officeooo:paragraph-rsid="00adef15"/>
    </style:style>
    <style:style style:name="P40" style:family="paragraph" style:parent-style-name="Standard">
      <style:text-properties officeooo:rsid="00b8034e" officeooo:paragraph-rsid="00b8034e"/>
    </style:style>
    <style:style style:name="P41" style:family="paragraph" style:parent-style-name="Standard">
      <style:text-properties officeooo:rsid="00bc2e24" officeooo:paragraph-rsid="00bc2e24"/>
    </style:style>
    <style:style style:name="P42" style:family="paragraph" style:parent-style-name="Standard">
      <style:text-properties officeooo:rsid="00bcafab" officeooo:paragraph-rsid="00bcafab"/>
    </style:style>
    <style:style style:name="P43" style:family="paragraph" style:parent-style-name="Standard">
      <style:text-properties officeooo:rsid="00bdd9cd" officeooo:paragraph-rsid="00bdd9cd"/>
    </style:style>
    <style:style style:name="P44" style:family="paragraph" style:parent-style-name="Standard">
      <style:text-properties officeooo:rsid="00bdd9cd" officeooo:paragraph-rsid="00dc989e"/>
    </style:style>
    <style:style style:name="P45" style:family="paragraph" style:parent-style-name="Standard">
      <style:text-properties officeooo:rsid="00bf6e6b" officeooo:paragraph-rsid="00bf6e6b"/>
    </style:style>
    <style:style style:name="P46" style:family="paragraph" style:parent-style-name="Standard">
      <style:text-properties officeooo:rsid="00bfa194" officeooo:paragraph-rsid="00bfa194"/>
    </style:style>
    <style:style style:name="P47" style:family="paragraph" style:parent-style-name="Standard">
      <style:text-properties officeooo:rsid="00bffedf" officeooo:paragraph-rsid="00bffedf"/>
    </style:style>
    <style:style style:name="P48" style:family="paragraph" style:parent-style-name="Standard">
      <style:text-properties officeooo:rsid="00c0892a" officeooo:paragraph-rsid="00c0892a"/>
    </style:style>
    <style:style style:name="P49" style:family="paragraph" style:parent-style-name="Standard">
      <style:text-properties officeooo:rsid="00c1894b" officeooo:paragraph-rsid="00c1894b"/>
    </style:style>
    <style:style style:name="P50" style:family="paragraph" style:parent-style-name="Standard">
      <style:text-properties officeooo:rsid="00c239ec" officeooo:paragraph-rsid="00c239ec"/>
    </style:style>
    <style:style style:name="P51" style:family="paragraph" style:parent-style-name="Standard">
      <style:text-properties officeooo:rsid="00c37b05" officeooo:paragraph-rsid="00c37b05"/>
    </style:style>
    <style:style style:name="P52" style:family="paragraph" style:parent-style-name="Standard">
      <style:text-properties officeooo:rsid="00ac2545" officeooo:paragraph-rsid="00ac2545"/>
    </style:style>
    <style:style style:name="P53" style:family="paragraph" style:parent-style-name="Standard">
      <style:text-properties officeooo:rsid="00c7aa38" officeooo:paragraph-rsid="00c7aa38"/>
    </style:style>
    <style:style style:name="P54" style:family="paragraph" style:parent-style-name="Standard">
      <style:text-properties officeooo:rsid="00c99d24" officeooo:paragraph-rsid="00c99d24"/>
    </style:style>
    <style:style style:name="P55" style:family="paragraph" style:parent-style-name="Standard">
      <style:text-properties officeooo:rsid="00c9c238" officeooo:paragraph-rsid="00c9c238"/>
    </style:style>
    <style:style style:name="P56" style:family="paragraph" style:parent-style-name="Standard">
      <style:text-properties officeooo:rsid="00adef15" officeooo:paragraph-rsid="00adef15"/>
    </style:style>
    <style:style style:name="P57" style:family="paragraph" style:parent-style-name="Standard">
      <style:text-properties officeooo:rsid="00980198" officeooo:paragraph-rsid="00980198"/>
    </style:style>
    <style:style style:name="P58" style:family="paragraph" style:parent-style-name="Standard">
      <style:text-properties officeooo:rsid="00ca9c7f" officeooo:paragraph-rsid="00ca9c7f"/>
    </style:style>
    <style:style style:name="P59" style:family="paragraph" style:parent-style-name="Standard">
      <style:text-properties officeooo:rsid="00cf55e4" officeooo:paragraph-rsid="00cf55e4"/>
    </style:style>
    <style:style style:name="P60" style:family="paragraph" style:parent-style-name="Standard">
      <style:text-properties officeooo:rsid="00cf6119" officeooo:paragraph-rsid="00cf6119"/>
    </style:style>
    <style:style style:name="P61" style:family="paragraph" style:parent-style-name="Standard">
      <style:text-properties officeooo:rsid="00d04617" officeooo:paragraph-rsid="00d04617"/>
    </style:style>
    <style:style style:name="P62" style:family="paragraph" style:parent-style-name="Standard">
      <style:text-properties officeooo:rsid="00d1dc88" officeooo:paragraph-rsid="00d1dc88"/>
    </style:style>
    <style:style style:name="P63" style:family="paragraph" style:parent-style-name="Standard">
      <style:text-properties officeooo:rsid="00d33e00" officeooo:paragraph-rsid="00d33e00"/>
    </style:style>
    <style:style style:name="P64" style:family="paragraph" style:parent-style-name="Standard">
      <style:text-properties officeooo:rsid="00d37b21" officeooo:paragraph-rsid="00d37b21"/>
    </style:style>
    <style:style style:name="P65" style:family="paragraph" style:parent-style-name="Standard">
      <style:text-properties officeooo:rsid="00d4110a" officeooo:paragraph-rsid="00d4110a"/>
    </style:style>
    <style:style style:name="P66" style:family="paragraph" style:parent-style-name="Standard">
      <style:text-properties officeooo:rsid="00d5669a" officeooo:paragraph-rsid="00d5669a"/>
    </style:style>
    <style:style style:name="P67" style:family="paragraph" style:parent-style-name="Standard">
      <style:text-properties officeooo:rsid="00d6657a" officeooo:paragraph-rsid="00d6657a"/>
    </style:style>
    <style:style style:name="P68" style:family="paragraph" style:parent-style-name="Standard">
      <style:text-properties officeooo:rsid="00d6cb26" officeooo:paragraph-rsid="00d6cb26"/>
    </style:style>
    <style:style style:name="P69" style:family="paragraph" style:parent-style-name="Standard">
      <style:text-properties officeooo:rsid="00d88b99" officeooo:paragraph-rsid="00d88b99"/>
    </style:style>
    <style:style style:name="P70" style:family="paragraph" style:parent-style-name="Standard">
      <style:text-properties officeooo:rsid="00da6cf6" officeooo:paragraph-rsid="00da6cf6"/>
    </style:style>
    <style:style style:name="P71" style:family="paragraph" style:parent-style-name="Standard">
      <style:text-properties officeooo:rsid="00dbac75" officeooo:paragraph-rsid="00dbac75"/>
    </style:style>
    <style:style style:name="P72" style:family="paragraph" style:parent-style-name="Standard">
      <style:text-properties officeooo:rsid="00de39c0" officeooo:paragraph-rsid="00de39c0"/>
    </style:style>
    <style:style style:name="P73" style:family="paragraph" style:parent-style-name="Standard">
      <style:text-properties officeooo:rsid="00dfc26c" officeooo:paragraph-rsid="00dfc26c"/>
    </style:style>
    <style:style style:name="P74" style:family="paragraph" style:parent-style-name="Standard">
      <style:text-properties officeooo:rsid="00e0033f" officeooo:paragraph-rsid="00e0033f"/>
    </style:style>
    <style:style style:name="P75" style:family="paragraph" style:parent-style-name="Standard">
      <style:text-properties officeooo:rsid="00e299b1" officeooo:paragraph-rsid="00e299b1"/>
    </style:style>
    <style:style style:name="P76" style:family="paragraph" style:parent-style-name="Standard">
      <style:text-properties officeooo:rsid="00e54050" officeooo:paragraph-rsid="00e54050"/>
    </style:style>
    <style:style style:name="P77" style:family="paragraph" style:parent-style-name="Standard">
      <style:text-properties officeooo:rsid="00e9db3b" officeooo:paragraph-rsid="00e9db3b"/>
    </style:style>
    <style:style style:name="P78" style:family="paragraph" style:parent-style-name="Standard">
      <style:text-properties officeooo:rsid="00ea64fa" officeooo:paragraph-rsid="00ea64fa"/>
    </style:style>
    <style:style style:name="P79" style:family="paragraph" style:parent-style-name="Standard">
      <style:text-properties officeooo:rsid="00a81b8d" officeooo:paragraph-rsid="00a81b8d"/>
    </style:style>
    <style:style style:name="P80" style:family="paragraph" style:parent-style-name="Standard">
      <style:text-properties officeooo:rsid="00ebc5a2" officeooo:paragraph-rsid="00ebc5a2"/>
    </style:style>
    <style:style style:name="P81" style:family="paragraph" style:parent-style-name="Standard">
      <style:text-properties officeooo:rsid="00ebc5a2" officeooo:paragraph-rsid="00ec8b3b"/>
    </style:style>
    <style:style style:name="P82" style:family="paragraph" style:parent-style-name="Standard">
      <style:text-properties officeooo:rsid="00ee5bef" officeooo:paragraph-rsid="00ee5bef"/>
    </style:style>
    <style:style style:name="P83" style:family="paragraph" style:parent-style-name="Standard">
      <style:text-properties officeooo:rsid="00ef8231" officeooo:paragraph-rsid="00ef8231"/>
    </style:style>
    <style:style style:name="P84" style:family="paragraph" style:parent-style-name="Standard">
      <style:text-properties officeooo:rsid="00efc287" officeooo:paragraph-rsid="00efc287"/>
    </style:style>
    <style:style style:name="P85" style:family="paragraph" style:parent-style-name="Standard">
      <style:text-properties officeooo:rsid="00f2e847" officeooo:paragraph-rsid="00f2e847"/>
    </style:style>
    <style:style style:name="P86" style:family="paragraph" style:parent-style-name="Standard">
      <style:text-properties officeooo:rsid="00f30440" officeooo:paragraph-rsid="00f30440"/>
    </style:style>
    <style:style style:name="P87" style:family="paragraph" style:parent-style-name="Standard">
      <style:text-properties officeooo:rsid="0082120d" officeooo:paragraph-rsid="0082120d"/>
    </style:style>
    <style:style style:name="P88" style:family="paragraph" style:parent-style-name="Standard">
      <style:text-properties officeooo:rsid="00f4e2c9" officeooo:paragraph-rsid="00f70d39"/>
    </style:style>
    <style:style style:name="P89" style:family="paragraph" style:parent-style-name="Standard">
      <style:text-properties officeooo:rsid="00f8d4af" officeooo:paragraph-rsid="00f8d4af"/>
    </style:style>
    <style:style style:name="P90" style:family="paragraph" style:parent-style-name="Standard">
      <style:text-properties officeooo:rsid="00f9db5a" officeooo:paragraph-rsid="00f9db5a"/>
    </style:style>
    <style:style style:name="P91" style:family="paragraph" style:parent-style-name="Standard">
      <style:text-properties officeooo:rsid="00fba59d" officeooo:paragraph-rsid="00fba59d"/>
    </style:style>
    <style:style style:name="P92" style:family="paragraph" style:parent-style-name="Standard">
      <style:text-properties officeooo:rsid="00fe0906" officeooo:paragraph-rsid="00fe0906"/>
    </style:style>
    <style:style style:name="P93" style:family="paragraph" style:parent-style-name="Standard">
      <style:text-properties officeooo:paragraph-rsid="00fe0906"/>
    </style:style>
    <style:style style:name="T1" style:family="text">
      <style:text-properties officeooo:rsid="004ed3bc"/>
    </style:style>
    <style:style style:name="T2" style:family="text">
      <style:text-properties officeooo:rsid="004fd390"/>
    </style:style>
    <style:style style:name="T3" style:family="text">
      <style:text-properties officeooo:rsid="0057c5fd"/>
    </style:style>
    <style:style style:name="T4" style:family="text">
      <style:text-properties officeooo:rsid="005c670e"/>
    </style:style>
    <style:style style:name="T5" style:family="text">
      <style:text-properties officeooo:rsid="005fd568"/>
    </style:style>
    <style:style style:name="T6" style:family="text">
      <style:text-properties officeooo:rsid="00671e3d"/>
    </style:style>
    <style:style style:name="T7" style:family="text">
      <style:text-properties officeooo:rsid="0076c12b"/>
    </style:style>
    <style:style style:name="T8" style:family="text">
      <style:text-properties officeooo:rsid="0077b093"/>
    </style:style>
    <style:style style:name="T9" style:family="text">
      <style:text-properties style:text-underline-style="none"/>
    </style:style>
    <style:style style:name="T10" style:family="text">
      <style:text-properties style:text-underline-style="none" officeooo:rsid="004d0de1"/>
    </style:style>
    <style:style style:name="T11" style:family="text">
      <style:text-properties style:text-underline-style="none" officeooo:rsid="0077b093"/>
    </style:style>
    <style:style style:name="T12" style:family="text">
      <style:text-properties style:text-underline-style="none" officeooo:rsid="00390859"/>
    </style:style>
    <style:style style:name="T13" style:family="text">
      <style:text-properties style:text-underline-style="none" officeooo:rsid="00788e93"/>
    </style:style>
    <style:style style:name="T14" style:family="text">
      <style:text-properties style:text-underline-style="none" officeooo:rsid="007a7d5c"/>
    </style:style>
    <style:style style:name="T15" style:family="text">
      <style:text-properties style:text-underline-style="none" officeooo:rsid="007a88c0"/>
    </style:style>
    <style:style style:name="T16" style:family="text">
      <style:text-properties style:text-underline-style="none" officeooo:rsid="007aec95"/>
    </style:style>
    <style:style style:name="T17" style:family="text">
      <style:text-properties officeooo:rsid="007dc0af"/>
    </style:style>
    <style:style style:name="T18" style:family="text">
      <style:text-properties officeooo:rsid="00851b3e"/>
    </style:style>
    <style:style style:name="T19" style:family="text">
      <style:text-properties officeooo:rsid="00860d21"/>
    </style:style>
    <style:style style:name="T20" style:family="text">
      <style:text-properties officeooo:rsid="00861614"/>
    </style:style>
    <style:style style:name="T21" style:family="text">
      <style:text-properties officeooo:rsid="00867542"/>
    </style:style>
    <style:style style:name="T22" style:family="text">
      <style:text-properties officeooo:rsid="008a2cda"/>
    </style:style>
    <style:style style:name="T23" style:family="text">
      <style:text-properties officeooo:rsid="008ae3e5"/>
    </style:style>
    <style:style style:name="T24" style:family="text">
      <style:text-properties officeooo:rsid="008c4e30"/>
    </style:style>
    <style:style style:name="T25" style:family="text">
      <style:text-properties officeooo:rsid="008d89d9"/>
    </style:style>
    <style:style style:name="T26" style:family="text">
      <style:text-properties officeooo:rsid="0092774a"/>
    </style:style>
    <style:style style:name="T27" style:family="text">
      <style:text-properties officeooo:rsid="00980198"/>
    </style:style>
    <style:style style:name="T28" style:family="text">
      <style:text-properties officeooo:rsid="009c5ab0"/>
    </style:style>
    <style:style style:name="T29" style:family="text">
      <style:text-properties officeooo:rsid="009df94e"/>
    </style:style>
    <style:style style:name="T30" style:family="text">
      <style:text-properties officeooo:rsid="00a16a90"/>
    </style:style>
    <style:style style:name="T31" style:family="text">
      <style:text-properties officeooo:rsid="00ab4ab9"/>
    </style:style>
    <style:style style:name="T32" style:family="text">
      <style:text-properties fo:language="hr" fo:country="HR"/>
    </style:style>
    <style:style style:name="T33" style:family="text">
      <style:text-properties fo:language="hr" fo:country="HR" officeooo:rsid="00aebde7"/>
    </style:style>
    <style:style style:name="T34" style:family="text">
      <style:text-properties fo:language="hr" fo:country="HR" officeooo:rsid="00ca6b49"/>
    </style:style>
    <style:style style:name="T35" style:family="text">
      <style:text-properties fo:language="hr" fo:country="HR" officeooo:rsid="00cc7804"/>
    </style:style>
    <style:style style:name="T36" style:family="text">
      <style:text-properties officeooo:rsid="00b3e6c6"/>
    </style:style>
    <style:style style:name="T37" style:family="text">
      <style:text-properties officeooo:rsid="00b9e9ee"/>
    </style:style>
    <style:style style:name="T38" style:family="text">
      <style:text-properties officeooo:rsid="00bdd9cd"/>
    </style:style>
    <style:style style:name="T39" style:family="text">
      <style:text-properties officeooo:rsid="00cdaea0"/>
    </style:style>
    <style:style style:name="T40" style:family="text">
      <style:text-properties officeooo:rsid="00cf55e4"/>
    </style:style>
    <style:style style:name="T41" style:family="text">
      <style:text-properties officeooo:rsid="00d04617"/>
    </style:style>
    <style:style style:name="T42" style:family="text">
      <style:text-properties officeooo:rsid="00d21516"/>
    </style:style>
    <style:style style:name="T43" style:family="text">
      <style:text-properties officeooo:rsid="00d65578"/>
    </style:style>
    <style:style style:name="T44" style:family="text">
      <style:text-properties officeooo:rsid="00db275f"/>
    </style:style>
    <style:style style:name="T45" style:family="text">
      <style:text-properties officeooo:rsid="00dc989e"/>
    </style:style>
    <style:style style:name="T46" style:family="text">
      <style:text-properties officeooo:rsid="00e11a09"/>
    </style:style>
    <style:style style:name="T47" style:family="text">
      <style:text-properties officeooo:rsid="00e29399"/>
    </style:style>
    <style:style style:name="T48" style:family="text">
      <style:text-properties officeooo:rsid="00e47e87"/>
    </style:style>
    <style:style style:name="T49" style:family="text">
      <style:text-properties officeooo:rsid="00e71875"/>
    </style:style>
    <style:style style:name="T50" style:family="text">
      <style:text-properties officeooo:rsid="00e8ffb0"/>
    </style:style>
    <style:style style:name="T51" style:family="text">
      <style:text-properties officeooo:rsid="00ef1f15"/>
    </style:style>
    <style:style style:name="T52" style:family="text">
      <style:text-properties officeooo:rsid="00f16296"/>
    </style:style>
    <style:style style:name="T53" style:family="text">
      <style:text-properties officeooo:rsid="00f4be19"/>
    </style:style>
    <style:style style:name="T54" style:family="text">
      <style:text-properties officeooo:rsid="00f5cbee"/>
    </style:style>
    <style:style style:name="T55" style:family="text">
      <style:text-properties officeooo:rsid="00f9446a"/>
    </style:style>
    <style:style style:name="T56" style:family="text">
      <style:text-properties officeooo:rsid="00fb4e64"/>
    </style:style>
    <style:style style:name="T57" style:family="text">
      <style:text-properties officeooo:rsid="00fbf750"/>
    </style:style>
    <style:style style:name="T58" style:family="text">
      <style:text-properties officeooo:rsid="00fd877c"/>
    </style:style>
    <style:style style:name="T59" style:family="text">
      <style:text-properties officeooo:rsid="00fe09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VOD</text:p>
      <text:p text:style-name="P1"/>
      <text:p text:style-name="P7">Raspodijeljeni sustavi su izrazito nepouzdani. Ispad bilo kojeg dijela sustava može izazvati pogreška u sklopovlju, operacijskom sustavu, programu ili mreži. Jedan ispad u raspodijeljenom sustavu lako može ulančati ispade. Ako se ispad ne proširi, sustav će i dalje patiti jer će program u stanju ispada i dalje uzimati računalno vrijeme i memoriju, a s njima neće obavljati koristan posao. U najgorem slučaju ispad može izazvati potpuno zatajenje sustava gdje je jedini lijek iznova pokrenuti sve njegove dijelove. U najboljem slučaju ispad će samo smanjiti učinkovitost sustava. Bez temeljitog nadzora raspodijeljenog sustava teško je otkriti da se dogodio ispad, a još teze otkloniti izvor problema.</text:p>
      <text:p text:style-name="P7"/>
      <text:p text:style-name="P7">Zadatak nadzora je otkriti ispad i njegov uzrok. !rasus_knjiga dijeli ispade na ispad procesa, pogreške u komunikaciji, vremenske pogreške, pogrešan odgovor i bizantske pogreške. Ako se ispad želi otkriti potrebno je pratiti vrijednosti koje ukazuju na ispad. Korisne vrijednosti mogu biti zauzeće memorije, brzina obrade zahtjeva, sadržaj poruke ili duljina uspostave komunikacijskog kanala. Nadzirani program vrijednosti predaje nadzorniku koji je čovjek ili program. Ako nadzor obavlja program on treba biti pouzdaniji od nadziranog programa inače je problem nadzora programa udvostručen umjesto riješen.</text:p>
      <text:p text:style-name="P7"/>
      <text:p text:style-name="P7">Prvi korak u izradi pouzdanog sustava nadzora je izrada pouzdanog sakupljača vrijednosti. Prije same izrade istražene su ideje, sukobljene su arhitekture i pregledana postojeća rješenja. Kako bi naglasak na područjima bio podjednak napravljen je sakupljač za izabrani raspodijeljeni sustav. Da je napravljen svestran sakupljač koji može sakupljati vrijednosti raznolikog sklopovlja, operacijskih sustava i programa misli o arhitekturi bile bi izražene na uštrp onima o izradi <text:span text:style-name="T1">programa</text:span>. Nadzirani sustav je Apache Kafka, popularni sustav za raspodijeljenu obradu tokova podataka.</text:p>
      <text:p text:style-name="P2"/>
      <text:p text:style-name="P2"/>
      <text:p text:style-name="P2"/>
      <text:p text:style-name="P8">SUSTAVI ZA RASPODIJELJENU OBRADU TOKOVA PODATAKA</text:p>
      <text:p text:style-name="P5"/>
      <text:p text:style-name="P6">!<text:span text:style-name="T3">DML2-streams-issues-CITAT razlikuje tok podataka (stream) od skupa podataka (batch). Toku podaci dolaze stalno, u nepoznatom redosilijedu, bez znaka kada ce prestat dolaziti i budu odbaceni nakon obrade. Ovi s</text:span>ustav<text:span text:style-name="T2">i su </text:span>raspodijeljeni <text:span text:style-name="T6">jer se tok mora obraditi brzo</text:span>. <text:span text:style-name="T3">Brza obrada je cest zahtjev jer postoji mnogo problema koji nemogu dugo cekati rezultat. Zato sto su problemi raznovrsni razvijeno je mnostvo alata za obradu tokova. ((Alate razlikujemo po kolicini podatak koju mogu primiti, po broju i heterogenosti cvorova sustava, po racunalnoj zahtjevnosti operacija i nacinu razgovora medu cvorova.)) (mogu biti precizniji)</text:span></text:p>
      <text:p text:style-name="P3"/>
      <text:p text:style-name="P4">Prije rjesavanja problema potrebno <text:span text:style-name="T4">je </text:span>razmotriti <text:span text:style-name="T7">vise</text:span> programsk<text:span text:style-name="T5">ih</text:span> alate. <text:span text:style-name="T8">Alata za </text:span><text:span text:style-name="T10">raspodijeljenu obradu tokova podataka </text:span><text:span text:style-name="T11">je puno. Umjesto da se usporedi mnostvo alate, izabran je predstavnik iz svakog vaznog skupa alata:</text:span></text:p>
      <text:p text:style-name="P10"><text:span text:style-name="T9">- </text:span><text:span text:style-name="T12">Apache Kafka je predstavnik popularnih alata </text:span><text:span text:style-name="T9">za </text:span><text:span text:style-name="T10">raspodijeljenu obradu tokova podataka</text:span></text:p>
      <text:p text:style-name="P11"><text:span text:style-name="T9">- </text:span><text:span text:style-name="T12">Apache Pulsra je predstavnih modrenih alata. Pulsra je </text:span><text:span text:style-name="T14">objavljen</text:span><text:span text:style-name="T12"> GODINA dok je Kafka GODINA. </text:span><text:span text:style-name="T13">Pulsar zeli </text:span><text:span text:style-name="T15">biti bolja</text:span><text:span text:style-name="T13"> Kafk</text:span><text:span text:style-name="T15">a</text:span><text:span text:style-name="T13">.</text:span></text:p>
      <text:p text:style-name="P11"><text:span text:style-name="T9">- </text:span><text:span text:style-name="T12">RabbitMQ je predstavnik alat koji guraju zaprimljene podatke prema korisnicima. Za razliku od Kafke ili Pulsara RabbitMQ koristi model guranja, dok oni koriste model povlacenja podatak.</text:span></text:p>
      <text:p text:style-name="P9"/>
      <text:p text:style-name="P12"><text:span text:style-name="T12">(</text:span><text:span text:style-name="T9">moze preciznije kada jos malo procitam o njima. </text:span><text:span text:style-name="T16">Vrijeme za super tablicu!!!</text:span><text:span text:style-name="T9">)</text:span></text:p>
      <text:p text:style-name="P3"/>
      <text:p text:style-name="P3"><text:s text:c="2"/></text:p>
      <text:p text:style-name="P3"/>
      <text:p text:style-name="P3"/>
      <text:p text:style-name="P13"><text:soft-page-break/><text:span text:style-name="T18">T</text:span>eam je <text:span text:style-name="T17">tok poruka.</text:span></text:p>
      <text:p text:style-name="P14">Posluzitelji su posrednici.</text:p>
      <text:p text:style-name="P14">Proizvodac objavljuje poruke temi.</text:p>
      <text:p text:style-name="P14">Posrednici zapisuju objavljene poruke.</text:p>
      <text:p text:style-name="P14">Potrosaci citaju poruke iz pretplacenih tema.</text:p>
      <text:p text:style-name="P14"><text:span text:style-name="T19">P</text:span>otrosaci koriste pull model.</text:p>
      <text:p text:style-name="P14"><text:span text:style-name="T19">P</text:span>roizvodaci koriste push model.</text:p>
      <text:p text:style-name="P15"><text:span text:style-name="T19">P</text:span>roizvodaci mogu objaviti skup poruka odjednom.</text:p>
      <text:p text:style-name="P15">Pretplacivanje na temu znaci napraviti barem jedan <text:span text:style-name="T20">pod</text:span>tok podataka za izabranu temu.</text:p>
      <text:p text:style-name="P15">Poruke objavljene temi ce biti jednoliko rasporedene u <text:span text:style-name="T20">pod</text:span>tokove.</text:p>
      <text:p text:style-name="P15"><text:span text:style-name="T21">Podt</text:span>ok ima iterator poruka.</text:p>
      <text:p text:style-name="P15">Ako iterator dode do zadnje poruke on se blokira dok se ne objavi nova poruka.</text:p>
      <text:p text:style-name="P17">Potrosaci mogu zajedno ili neovisno citati poruke.</text:p>
      <text:p text:style-name="P18">Tema je podijeljena na pretince.</text:p>
      <text:p text:style-name="P18">Posrednik brine o barem jednom pretincu.</text:p>
      <text:p text:style-name="P18"/>
      <text:p text:style-name="P18"/>
      <text:p text:style-name="P18"/>
      <text:p text:style-name="P19">Pretinac je logicki dnevnik.</text:p>
      <text:p text:style-name="P19">Dnevnik je napravljen kao <text:span text:style-name="T22">skup datoteka iste velicine.</text:span></text:p>
      <text:p text:style-name="P20">Posrednik objavljene poruke <text:span text:style-name="T23">doda</text:span> na <text:span text:style-name="T23">kraj </text:span>poslijednj<text:span text:style-name="T23">e</text:span> datotek<text:span text:style-name="T24">e</text:span>.</text:p>
      <text:p text:style-name="P20">Datotek<text:span text:style-name="T25">e se spremaju u stalnu memoriju tek nakon odredenog broja dodavanja ili vremena.</text:span></text:p>
      <text:p text:style-name="P21">Potrosac moze procitati poruku tek nakon sto je ona spremljena u stalnu memoriju. // <text:span text:style-name="T26">replicirana koristeci OS -&gt; pogledaj kafka docs -&gt; NE: samo kada je svi zivuci pratitelji imaju zapisanu u svom dnevniku</text:span></text:p>
      <text:p text:style-name="P22">Oznaka poruke je logicki odmak u dnevniku.</text:p>
      <text:p text:style-name="P23">Odmaci poruk<text:span text:style-name="T27">a</text:span> strogo rastu ali nisu uzastopni.</text:p>
      <text:p text:style-name="P57">Odmak sljedece poruke je zbroj trenutne oznake i duljine poruke.</text:p>
      <text:p text:style-name="P58">-Svaki pretinac mora <text:span text:style-name="T40">stati na server koji je za njega zaduzen.</text:span></text:p>
      <text:p text:style-name="P59">-Pretinci su umnozeni na vise posrednika.</text:p>
      <text:p text:style-name="P59">-Svaki pretinac ima posrednika vodu dok su svi ostali pratitelji.</text:p>
      <text:p text:style-name="P59">-Voda pretinca je zaduzen za svako pisanje i citanje pretinca.</text:p>
      <text:p text:style-name="P60">-U slucaju ispada vode neki pratitelj ce postati novi voda.</text:p>
      <text:p text:style-name="P61">-Kafka MirrorMaker omogucuju umnazanje cijelog Kafka grozda.</text:p>
      <text:p text:style-name="P74">+Koristi prirucnu memoriju i tvrdi disk za zapisivanje podataka cim dode poruka, <text:span text:style-name="T46">ne radnu memoriju</text:span>. <text:span text:style-name="T47">-&gt; link na rad koji objasnjava vise</text:span></text:p>
      <text:p text:style-name="P75">+Linearno pisanje i citanje na tvrdi disk.</text:p>
      <text:p text:style-name="P75">+Korsti samo OS pagechache, ne korsti RAM <text:span text:style-name="T48">za cache</text:span>.</text:p>
      <text:p text:style-name="P76">+Poruke se grupiraju u standardizirani format <text:span text:style-name="T49">da se izbjegne cekanje mreze</text:span>.</text:p>
      <text:p text:style-name="P76">+<text:span text:style-name="T50">Standardizirani format koriste svi: proizvodac, posrednik i potrosac.</text:span></text:p>
      <text:p text:style-name="P77">+Poruke se kopiraju samo iz pagechachea u NIC zahvaljujuci zero-copy i sendfile API.</text:p>
      <text:p text:style-name="P78">+Podrzava razne formate kompresije podataka.</text:p>
      <text:p text:style-name="P78"/>
      <text:p text:style-name="P88">+<text:span text:style-name="T54">Pretinci tema</text:span> mogu biti repliciran<text:span text:style-name="T54">i</text:span>.</text:p>
      <text:p text:style-name="P89">+Pratitelji vode particija imaju isti dnevnik <text:span text:style-name="T55">i odmak </text:span>kao i voda.</text:p>
      <text:p text:style-name="P90">+Pratitelji imaju potrosaca koji cita poruke s <text:span text:style-name="T56">vode particije i zapisuju poruke u svoj dnevnik.</text:span></text:p>
      <text:p text:style-name="P91">+Posrednik je zivuc ako ima vezu s ZK i ako nije predaleko u citanju poruka s vode <text:span text:style-name="T58">(in-sync)</text:span>.</text:p>
      <text:p text:style-name="P91">+Prepostavlja se da se nece dogoditi bizantski ispadi.</text:p>
      <text:p text:style-name="P91">+Poruka je zapisana samo onda kada j<text:span text:style-name="T57">u svi pratitelji imaju zapisanu u svojem dnevniku.</text:span></text:p>
      <text:p text:style-name="P91"/>
      <text:p text:style-name="P93"><text:span text:style-name="T59">STAO KOD </text:span><text:bookmark text:name="design_replicatedlog"/><text:a xlink:type="simple" xlink:href="https://kafka.apache.org/documentation/#design_replicatedlog" text:style-name="Internet_20_link" text:visited-style-name="Visited_20_Internet_20_Link">Replicated Logs</text:a></text:p>
      <text:p text:style-name="P92"/>
      <text:p text:style-name="P21"><text:soft-page-break/></text:p>
      <text:p text:style-name="P21"/>
      <text:p text:style-name="P24">Ako potrosac potvrdi odmak potvrdi sve poruke do odmaka.</text:p>
      <text:p text:style-name="P24">Potrosac <text:span text:style-name="T28">od prosrednika trazi broj poruka jednak kolicini podataka i broju poruka nakon zadanog odmaka.</text:span></text:p>
      <text:p text:style-name="P25">Posrednik u indeksu pogleda odmak i nade datoteku s porukama.</text:p>
      <text:p text:style-name="P26">LIJEPA SLIKA <text:span text:style-name="T29">DATOTEKA</text:span></text:p>
      <text:p text:style-name="P24"/>
      <text:p text:style-name="P24"/>
      <text:p text:style-name="P24"/>
      <text:p text:style-name="P16"><text:span text:style-name="T19">P</text:span>roizvodaci mogu objaviti skup poruka odjednom. <text:span text:style-name="T30">-&gt; kopija</text:span></text:p>
      <text:p text:style-name="P27">Potrosaci citaju skup poruka odjednom. -&gt; skob s iteracijom, nije!, jedno je na visokoj jedno na niskoj razini</text:p>
      <text:p text:style-name="P28">Poruke se pamte samo u prirucnom spremniku za stranice.</text:p>
      <text:p text:style-name="P29">Stranice se pamte cak kada se Kafka restarta.</text:p>
      <text:p text:style-name="P29">Minimalno sakupljanje smeca znaci ucinkovita izvedba u VM jeziku.</text:p>
      <text:p text:style-name="P30">Heuristike stranicenja su ucinkovite jer se poruke citaju uzastopno.</text:p>
      <text:p text:style-name="P80"/>
      <text:p text:style-name="P80"/>
      <text:p text:style-name="P30"/>
      <text:p text:style-name="P30"/>
      <text:p text:style-name="P30"/>
      <text:p text:style-name="P31">Poruka moze biti procitana vise puta.</text:p>
      <text:p text:style-name="P31">Da se poruka prenese od datoteke do komunikacijske prikljucnice treba dva poziva za umnazanje i jedan poziv operacijskom sustavu.</text:p>
      <text:p text:style-name="P32">Zahvaljujuci sendfile API.</text:p>
      <text:p text:style-name="P32"/>
      <text:p text:style-name="P32"/>
      <text:p text:style-name="P32"/>
      <text:p text:style-name="P33">Posrednik ne pazi koliko je poruka potrosac procitao.</text:p>
      <text:p text:style-name="P33">Potrosac pamti koje je poruke procitao.</text:p>
      <text:p text:style-name="P33">Jednostavan posrednik ali <text:span text:style-name="T31">to uzrokuje</text:span> problem<text:span text:style-name="T31">e</text:span> s brisanjem poruka.</text:p>
      <text:p text:style-name="P34">Poruke se brisu nakon zadanog vremena.</text:p>
      <text:p text:style-name="P56">Potrosac se moze vratti unzad i procitati proslu poruku. <text:span text:style-name="T33">Zahvaljujuci pull modelu.</text:span></text:p>
      <text:p text:style-name="P55"><text:span text:style-name="T35">-</text:span><text:span text:style-name="T33">P</text:span><text:span text:style-name="T32">otrosac se brine o odmaku </text:span><text:span text:style-name="T34">poruka</text:span><text:span text:style-name="T32">.</text:span></text:p>
      <text:p text:style-name="P35"/>
      <text:p text:style-name="P35"/>
      <text:p text:style-name="P35"/>
      <text:p text:style-name="P36">Proizvodaci salju poruke na nasumicni ili <text:span text:style-name="T41">u </text:span>odredeni pretinac.</text:p>
      <text:p text:style-name="P37">Skup potrosaca sastoji se od barem jednog potrosaca. -&gt; mozda stavi u uvod</text:p>
      <text:p text:style-name="P38"><text:span text:style-name="T36">P</text:span>otrosac<text:span text:style-name="T36">i u skupu zajedno citaju poruke iz pretplacenih tema.</text:span></text:p>
      <text:p text:style-name="P40">Svaku poruku cita samo jedan od potrosaca u skup<text:span text:style-name="T37">u</text:span>.</text:p>
      <text:p text:style-name="P41">Pretinac je najmanja jedinica paralelizma.</text:p>
      <text:p text:style-name="P42">Poruke u <text:span text:style-name="T38">pretincu</text:span> istovremeno cita samo jedan potrosac u grupi.</text:p>
      <text:p text:style-name="P43">Broj pretinaca mora biti puno veci od broja potrosaca u najvecem skupu potrosaca. -&gt; ogranicenje</text:p>
      <text:p text:style-name="P62">-Proizvodaci su zaduzeni za objavu poruke u izabrani pretinac. <text:span text:style-name="T42">-&gt; imaju na raspolaganju f()</text:span></text:p>
      <text:p text:style-name="P63">-Potrosaci pripadaju najvise jednoj potrosackoj skupini.</text:p>
      <text:p text:style-name="P64">-Poruka se dostavlja jednom potrosacu u skupini.</text:p>
      <text:p text:style-name="P64">-Ista poruka se razasilje razlicitim skupinama potrosaca ako su pretplaceni na istu temu.</text:p>
      <text:p text:style-name="P65">-Svaki potrosac u grupi cita podjednak broj pretinaca.</text:p>
      <text:p text:style-name="P81">+Svaki posrednik moze objaviti metapodatke o tome koji posrednik je voda partcije kome proizvodac mora uputiti zahtjev za pisanje.</text:p>
      <text:p text:style-name="P82"><text:soft-page-break/>+Proizvodac moze koristiti kljuc da objavi poruku u <text:span text:style-name="T51">odredenu </text:span>particiju.</text:p>
      <text:p text:style-name="P43"/>
      <text:p text:style-name="P45">Kafka koristi Zookeeper-a, pouzdan pruzatelj usluge koncenzusa.</text:p>
      <text:p text:style-name="P46">U Zookeeper posrednici i potrosaci biljeze promjene, koji potrosac ima pravo citati poruke iz kojeg pretinca i u njega biljeze odmake. -&gt; to se mozda promjenilo</text:p>
      <text:p text:style-name="P48">Zookeeper podatke umnaza na vise posluzitelja kako se nebi izgubili.</text:p>
      <text:p text:style-name="P46"/>
      <text:p text:style-name="P46"/>
      <text:p text:style-name="P46"/>
      <text:p text:style-name="P47">3,3</text:p>
      <text:p text:style-name="P49">Kafka dostavlja poruke barem jednom.</text:p>
      <text:p text:style-name="P50">Vecinu vremena poruka se dostavi tocno jednom.</text:p>
      <text:p text:style-name="P51">Poruke u pretincu se dostavljaju po redu.</text:p>
      <text:p text:style-name="P51">Poruke u razlicitim pretincima se ne dostavljaju u redu.</text:p>
      <text:p text:style-name="P66">-Ako je potreban potpuni redoslijed svih poruka napravi samo jednu particiju. To znaci da samo jedan potrosac moze citati <text:span text:style-name="T43">odjednom</text:span>.</text:p>
      <text:p text:style-name="P86">+Samo jednom dostava je moguce izvesti vlastitim algoritmom, <text:span text:style-name="T53">Kafka Connect, Kafka Stream ili transakcijskim nacinom rada potrosaca/proizvodaca.</text:span></text:p>
      <text:p text:style-name="P34"/>
      <text:p text:style-name="P34"/>
      <text:p text:style-name="P34"/>
      <text:p text:style-name="P53">4</text:p>
      <text:p text:style-name="P54">Poruke nose vrijeme i ime posluzitelja.</text:p>
      <text:p text:style-name="P54">Proizvodaci broje poslane poruke i javljaju vrijednost.</text:p>
      <text:p text:style-name="P54">Potrosaci broje procitane poruke i javljaju vrijednost.</text:p>
      <text:p text:style-name="P54"/>
      <text:p text:style-name="P54"/>
      <text:p text:style-name="P54"/>
      <text:p text:style-name="P54"/>
      <text:p text:style-name="P55"><text:span text:style-name="T39">-</text:span>Kolicina spremljenih podataka ne utjece na ucinkovitost.</text:p>
      <text:p text:style-name="P67">-Podrzava visekorisnicki nacin rada.</text:p>
      <text:p text:style-name="P67">-Podrzava kvote.</text:p>
      <text:p text:style-name="P67"/>
      <text:p text:style-name="P68">-Osigurava da ako se P1 objavi prije P2 da P1je zapisana u dnevnik prije P2.</text:p>
      <text:p text:style-name="P68">-Osigurava da potrosaci citaju poruke po vremenu kada su zapisane u dnevnik.</text:p>
      <text:p text:style-name="P69">-Osigurava da s replikacijom N moze ispasti N-1 posrednika prije gubitka poruke.</text:p>
      <text:p text:style-name="P69"/>
      <text:p text:style-name="P69"/>
      <text:p text:style-name="P69"/>
      <text:p text:style-name="P70">-Kod stoga poruke zajedno cita vise potrosaca.</text:p>
      <text:p text:style-name="P70">-Kada se poruka procita, ona se brise iz stoga.</text:p>
      <text:p text:style-name="P70">-Objavi-pretplati salje svaku poruku svim pretplacenim potrosacima.</text:p>
      <text:p text:style-name="P70">-Skaliranje je nemoguce zbog obujma.</text:p>
      <text:p text:style-name="P70">-Skup potrosaca omogucuje da svaka tema ima oba dobra svojstva istovremeno.</text:p>
      <text:p text:style-name="P70">-Pretinac omogucuje paralelno citanje i <text:span text:style-name="T44">osigurava redoslijed dostave poruka.</text:span></text:p>
      <text:p text:style-name="P71">-Samo jedan protrosac u grupi moze citati jednu particiju istovremeno.</text:p>
      <text:p text:style-name="P44"><text:span text:style-name="T45">-</text:span>Broj pretinaca mora biti puno veci od broja potrosaca u najvecem skupu potrosaca. <text:span text:style-name="T45">-&gt;kopija</text:span></text:p>
      <text:p text:style-name="P72">-Proizvodac moze cekati potvrdu zapisa poruke.</text:p>
      <text:p text:style-name="P72"/>
      <text:p text:style-name="P73">-Podrzava obradu toka podatak. Kafka Stream.</text:p>
      <text:p text:style-name="P73"/>
      <text:p text:style-name="P83">+Pull model za potrosace podrzava razlicite brzine citanja.</text:p>
      <text:p text:style-name="P83"><text:soft-page-break/>+Pull model omogucuje visoku razinu grupiranja poruka.</text:p>
      <text:p text:style-name="P83">+Problem je kaj mozda posrednik nema podatak za citanje, ali se potrosac moze blokirati dok ne dode odredena kolicina podataka na posrednika.</text:p>
      <text:p text:style-name="P83"/>
      <text:p text:style-name="P83">+Svaka particija ima samo jedan odmak kojim prati do kuda je potrosac procitao poruke. </text:p>
      <text:p text:style-name="P84">+Poruke zapisane u dnevnik nece biti izgubljene dok god postoji barem jedna ziva replika.</text:p>
      <text:p text:style-name="P84">+Proizvodaceve poruke ce se isporuciti barem jednom. Duplikate ce Kafka odbaciti.</text:p>
      <text:p text:style-name="P84">+Proizvodac moze smanjiti zahtjev garancije <text:span text:style-name="T52">i ne cekati potvrdu ili reci da zeli cekati samo dok se poruka zapise u particiju vode a ne i slijedbenika</text:span>. </text:p>
      <text:p text:style-name="P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6M42S</meta:editing-duration>
    <meta:editing-cycles>227</meta:editing-cycles>
    <meta:generator>LibreOffice/5.3.7.2$Windows_X86_64 LibreOffice_project/6b8ed514a9f8b44d37a1b96673cbbdd077e24059</meta:generator>
    <dc:date>2019-04-17T17:33:05.591000000</dc:date>
    <meta:document-statistic meta:table-count="0" meta:image-count="0" meta:object-count="0" meta:page-count="5" meta:paragraph-count="126" meta:word-count="1539" meta:character-count="10433" meta:non-whitespace-character-count="9015"/>
    <meta:user-defined meta:name="Info 1"/>
    <meta:user-defined meta:name="Info 2"/>
    <meta:user-defined meta:name="Info 3"/>
    <meta:user-defined meta:name="Info 4"/>
  </office:meta>
</office:document-meta>
</file>